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/>
      <text:p text:style-name="Standard">unsigned char nand(unsigned char a, unsigned char b){</text:p>
      <text:p text:style-name="Standard"><text:s text:c="4"/>return ~(a&amp;b);</text:p>
      <text:p text:style-name="Standard">}</text:p>
      <text:p text:style-name="Standard"/>
      <text:p text:style-name="Standard">int main()</text:p>
      <text:p text:style-name="Standard">{</text:p>
      <text:p text:style-name="Standard"><text:tab/>unsigned char A=0x01,B=0x01,C=0x00,D=0x00; //INPUTS TAKEN TO CHECK THE OUTPUT</text:p>
      <text:p text:style-name="Standard"><text:tab/>unsigned char one=0x01; //used for displaying the output in bit</text:p>
      <text:p text:style-name="Standard"><text:tab/>unsigned char output;</text:p>
      <text:p text:style-name="Standard"><text:tab/>unsigned char A1,A2;</text:p>
      <text:p text:style-name="Standard"><text:tab/></text:p>
      <text:p text:style-name="Standard"><text:tab/>//NAND GATE IMPLEMENTATION</text:p>
      <text:p text:style-name="Standard"><text:tab/>A1=nand(nand(A,B),(!C));</text:p>
      <text:p text:style-name="Standard"><text:tab/>A2=nand(nand((!A),(!B)),nand(C,D));</text:p>
      <text:p text:style-name="Standard"/>
      <text:p text:style-name="Standard"><text:tab/>output=nand(A1,A2);</text:p>
      <text:p text:style-name="Standard"><text:tab/></text:p>
      <text:p text:style-name="Standard"><text:tab/>//Implementation of POS using NAND gate and its output is</text:p>
      <text:p text:style-name="Standard"><text:tab/>printf("output using nand=%x\n",one&amp;output);</text:p>
      <text:p text:style-name="Standard"><text:tab/></text:p>
      <text:p text:style-name="Standard"><text:tab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6T23:41:43.683638941</meta:creation-date>
    <dc:date>2022-01-16T23:42:19.076466282</dc:date>
    <meta:editing-duration>PT36S</meta:editing-duration>
    <meta:editing-cycles>1</meta:editing-cycles>
    <meta:document-statistic meta:table-count="0" meta:image-count="0" meta:object-count="0" meta:page-count="1" meta:paragraph-count="21" meta:word-count="63" meta:character-count="511" meta:non-whitespace-character-count="448"/>
    <meta:generator>LibreOffice/6.4.7.2$Linux_X86_64 LibreOffice_project/40$Build-2</meta:generator>
  </office:meta>
</office:document-meta>
</file>